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1.27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JAAL 1.1 for Dijkstra’s algorith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node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d key-value type reference to graph</text:p>
          </table:table-cell>
          <table:table-cell/>
          <table:table-cell office:value-type="string" calcext:value-type="string">
            <text:p>Prevent overgeneralization and discard this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matrix</text:p>
          </table:table-cell>
          <table:table-cell table:style-name="ce4" office:value-type="date" office:date-value="2021-10-05" calcext:value-type="date">
            <text:p>05.10.21</text:p>
          </table:table-cell>
          <table:table-cell office:value-type="string" calcext:value-type="string">
            <text:p>Already implemented: a matrix contains nodes which may contain key-value pairs. Complex enough for now.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  <table:table-cell table:style-name="ce4" office:value-type="date" office:date-value="2021-10-05" calcext:value-type="date">
            <text:p>05.10.21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ion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tamp sch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  <table:table-cell table:number-columns-repeated="2"/>
        </table:table-row>
      </table:table>
      <table:table table:name="Schedule" table:style-name="ta1"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5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6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4:05:11.646712556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10-05T15:48:51.806590779</dc:date>
    <meta:editing-duration>PT1H51M8S</meta:editing-duration>
    <meta:editing-cycles>12</meta:editing-cycles>
    <meta:generator>LibreOffice/6.4.7.2$Linux_X86_64 LibreOffice_project/40$Build-2</meta:generator>
    <meta:document-statistic meta:table-count="2" meta:cell-count="108" meta:object-count="0"/>
  </office:meta>
</office:document-meta>
</file>